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b7c78" officeooo:paragraph-rsid="000b7c78"/>
    </style:style>
    <style:style style:name="P2" style:family="paragraph" style:parent-style-name="Standard">
      <style:paragraph-properties fo:text-align="center" style:justify-single-word="false"/>
      <style:text-properties officeooo:rsid="000b7c78" officeooo:paragraph-rsid="000b7c78"/>
    </style:style>
    <style:style style:name="P3" style:family="paragraph" style:parent-style-name="Standard">
      <style:paragraph-properties fo:text-align="start" style:justify-single-word="false"/>
      <style:text-properties officeooo:rsid="000b7c78" officeooo:paragraph-rsid="000b7c78"/>
    </style:style>
    <style:style style:name="P4" style:family="paragraph" style:parent-style-name="Standard">
      <style:paragraph-properties fo:text-align="start" style:justify-single-word="false"/>
      <style:text-properties officeooo:rsid="000b7c78" officeooo:paragraph-rsid="000b7c78"/>
    </style:style>
    <style:style style:name="T1" style:family="text">
      <style:text-properties officeooo:rsid="000bfef1"/>
    </style:style>
    <style:style style:name="T2" style:family="text">
      <style:text-properties officeooo:rsid="000ce3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cus Rosti</text:p>
      <text:p text:style-name="P2">Self Evaluation</text:p>
      <text:p text:style-name="P3"><text:tab/>This semester I did not have a chance to present in front of the class however I think I consistently lead the discussion in my groups. Whenever we spoke together, I asked leading questions and pushed my classmates to express their views. I especially attempted to engage my group members who seemed more hesitant to speak or talk. </text:p>
      <text:p text:style-name="P3"><text:tab/>In class discussions, I tried to feel out what others thought and when expressing myself to the class I tried to tie what the current discussion was into what the original talk was about. <text:s/>I found this extremely engaging and enjoyed the talk.</text:p>
      <text:p text:style-name="P3"><text:tab/>I think one of my best opportunities to talk to people was outside of class, talking about the readings and current topics in data science. I love pushing people to talk about the things they care about so I tied it into what I knew they had a passion for. <text:s/></text:p>
      <text:p text:style-name="P3"><text:tab/><text:span text:style-name="T1">Also, I noticed on the sheet I had an absence somewhere in the middle of the semester. I was not absent that day. I believe it was a day that the sheet wasn't passed around and I had to leave the second class ended for an interview. I was also late on the first day because I was speaking with Arlyn. Otherwise my attendance was consistent and timely.</text:span></text:p>
      <text:p text:style-name="P3"><text:tab/>My overall engagement was high I think and went beyond the classroom. <text:s/>I took a lot from this class and I want my classmates to do the same. <text:span text:style-name="T2">For these points, I should receive full mark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us Rosti</meta:initial-creator>
    <meta:creation-date>2015-12-04T08:11:18.121795000</meta:creation-date>
    <dc:date>2015-12-04T08:25:20.073185000</dc:date>
    <dc:creator>Marcus Rosti</dc:creator>
    <meta:editing-duration>PT10M52S</meta:editing-duration>
    <meta:editing-cycles>3</meta:editing-cycles>
    <meta:generator>LibreOffice/5.0.3.2$MacOSX_X86_64 LibreOffice_project/e5f16313668ac592c1bfb310f4390624e3dbfb75</meta:generator>
    <meta:document-statistic meta:table-count="0" meta:image-count="0" meta:object-count="0" meta:page-count="1" meta:paragraph-count="7" meta:word-count="259" meta:character-count="1402" meta:non-whitespace-character-count="1140"/>
  </office:meta>
</office:document-meta>
</file>